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umberland AMT" svg:font-family="'Cumberland AMT', Cumberland, 'Courier New', 'Nimbus Mono L', 'DejaVu Sans Mono', Courier, 'Lucida Sans Typewriter', 'Lucida Typewriter', Monaco, Monospaced" style:font-family-generic="modern" style:font-pitch="fixed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299in"/>
    </style:style>
    <style:style style:name="co2" style:family="table-column">
      <style:table-column-properties fo:break-before="auto" style:column-width="2.4945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917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bold" style:text-underline-mode="continuous" style:text-line-through-mode="continuous" style:font-size-asian="10pt" style:language-asian="ja" style:country-asian="JP" style:font-style-asian="normal" style:font-weight-asian="bold" style:font-name-complex="Lucidasans" style:font-size-complex="10pt" style:language-complex="zxx" style:country-complex="none" style:font-style-complex="normal" style:font-weight-complex="bold" style:text-emphasize="none" style:font-relief="none"/>
    </style:style>
    <style:style style:name="ce2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ja" style:country-asian="JP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118">
      <style:text-properties fo:font-weight="bold" style:font-weight-asian="bold" style:font-weight-complex="bold"/>
    </style:style>
    <style:style style:name="ce4" style:family="table-cell" style:parent-style-name="Default" style:data-style-name="N118"/>
    <style:style style:name="ce5" style:family="table-cell" style:parent-style-name="Default" style:data-style-name="N61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3" office:value-type="string">
            <text:p>INT</text:p>
          </table:table-cell>
          <table:table-cell table:number-columns-repeated="2"/>
          <table:table-cell table:style-name="ce6" office:value-type="string">
            <text:p>Values before patch</text:p>
          </table:table-cell>
          <table:table-cell table:style-name="ce6" office:value-type="string">
            <text:p>Check (A=B)</text:p>
          </table:table-cell>
        </table:table-row>
        <table:table-row table:style-name="ro1">
          <table:table-cell table:style-name="ce2" table:formula="oooc:=((6*15.54)-77.7)/15.54" office:value-type="float" office:value="1">
            <text:p>1.00000</text:p>
          </table:table-cell>
          <table:table-cell table:style-name="ce4" table:formula="oooc:=INT([.A2])" office:value-type="float" office:value="1">
            <text:p>1.00000</text:p>
          </table:table-cell>
          <table:table-cell table:number-columns-repeated="2"/>
          <table:table-cell table:style-name="ce4" office:value-type="float" office:value="0">
            <text:p>0.00000</text:p>
          </table:table-cell>
          <table:table-cell table:formula="oooc:=[.A2]=[.B2]" office:value-type="boolean" office:boolean-value="true">
            <text:p>TRUE</text:p>
          </table:table-cell>
        </table:table-row>
        <table:table-row table:style-name="ro1">
          <table:table-cell table:style-name="ce2" table:formula="oooc:=15.54/((6*15.54)-77.7)" office:value-type="float" office:value="1">
            <text:p>1.00000</text:p>
          </table:table-cell>
          <table:table-cell table:style-name="ce4" table:formula="oooc:=INT([.A3])" office:value-type="float" office:value="1">
            <text:p>1.00000</text:p>
          </table:table-cell>
          <table:table-cell table:number-columns-repeated="2"/>
          <table:table-cell table:style-name="ce4" office:value-type="float" office:value="1">
            <text:p>1.00000</text:p>
          </table:table-cell>
          <table:table-cell table:formula="oooc:=[.A3]=[.B3]" office:value-type="boolean" office:boolean-value="true">
            <text:p>TRUE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2" table:formula="oooc:=[.A$2]*[.C5]" office:value-type="float" office:value="10">
            <text:p>10.00000</text:p>
          </table:table-cell>
          <table:table-cell table:style-name="ce4" table:formula="oooc:=INT([.A5])" office:value-type="float" office:value="10">
            <text:p>10.00000</text:p>
          </table:table-cell>
          <table:table-cell office:value-type="float" office:value="10">
            <text:p>1.00E+01</text:p>
          </table:table-cell>
          <table:table-cell/>
          <table:table-cell table:style-name="ce4" office:value-type="float" office:value="10">
            <text:p>10.00000</text:p>
          </table:table-cell>
          <table:table-cell table:formula="oooc:=[.A5]=[.B5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6]" office:value-type="float" office:value="10">
            <text:p>10.00000</text:p>
          </table:table-cell>
          <table:table-cell table:style-name="ce4" table:formula="oooc:=INT([.A6])" office:value-type="float" office:value="10">
            <text:p>10.00000</text:p>
          </table:table-cell>
          <table:table-cell office:value-type="float" office:value="10">
            <text:p>1.00E+01</text:p>
          </table:table-cell>
          <table:table-cell/>
          <table:table-cell table:style-name="ce4" office:value-type="float" office:value="10">
            <text:p>10.00000</text:p>
          </table:table-cell>
          <table:table-cell table:formula="oooc:=[.A6]=[.B6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7]" office:value-type="float" office:value="100">
            <text:p>100.00000</text:p>
          </table:table-cell>
          <table:table-cell table:style-name="ce4" table:formula="oooc:=INT([.A7])" office:value-type="float" office:value="100">
            <text:p>100.00000</text:p>
          </table:table-cell>
          <table:table-cell table:formula="oooc:=[.C5]*10" office:value-type="float" office:value="100">
            <text:p>1.00E+02</text:p>
          </table:table-cell>
          <table:table-cell/>
          <table:table-cell table:style-name="ce4" office:value-type="float" office:value="100">
            <text:p>100.00000</text:p>
          </table:table-cell>
          <table:table-cell table:formula="oooc:=[.A7]=[.B7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8]" office:value-type="float" office:value="100">
            <text:p>100.00000</text:p>
          </table:table-cell>
          <table:table-cell table:style-name="ce4" table:formula="oooc:=INT([.A8])" office:value-type="float" office:value="100">
            <text:p>100.00000</text:p>
          </table:table-cell>
          <table:table-cell table:formula="oooc:=[.C6]*10" office:value-type="float" office:value="100">
            <text:p>1.00E+02</text:p>
          </table:table-cell>
          <table:table-cell/>
          <table:table-cell table:style-name="ce4" office:value-type="float" office:value="100">
            <text:p>100.00000</text:p>
          </table:table-cell>
          <table:table-cell table:formula="oooc:=[.A8]=[.B8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9]" office:value-type="float" office:value="1000">
            <text:p>1000.00000</text:p>
          </table:table-cell>
          <table:table-cell table:style-name="ce4" table:formula="oooc:=INT([.A9])" office:value-type="float" office:value="1000">
            <text:p>1000.00000</text:p>
          </table:table-cell>
          <table:table-cell table:formula="oooc:=[.C7]*10" office:value-type="float" office:value="1000">
            <text:p>1.00E+03</text:p>
          </table:table-cell>
          <table:table-cell/>
          <table:table-cell table:style-name="ce4" office:value-type="float" office:value="1000">
            <text:p>1000.00000</text:p>
          </table:table-cell>
          <table:table-cell table:formula="oooc:=[.A9]=[.B9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10]" office:value-type="float" office:value="1000">
            <text:p>1000.00000</text:p>
          </table:table-cell>
          <table:table-cell table:style-name="ce4" table:formula="oooc:=INT([.A10])" office:value-type="float" office:value="1000">
            <text:p>1000.00000</text:p>
          </table:table-cell>
          <table:table-cell table:formula="oooc:=[.C8]*10" office:value-type="float" office:value="1000">
            <text:p>1.00E+03</text:p>
          </table:table-cell>
          <table:table-cell/>
          <table:table-cell table:style-name="ce4" office:value-type="float" office:value="1000">
            <text:p>1000.00000</text:p>
          </table:table-cell>
          <table:table-cell table:formula="oooc:=[.A10]=[.B10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11]" office:value-type="float" office:value="10000">
            <text:p>10000.00000</text:p>
          </table:table-cell>
          <table:table-cell table:style-name="ce4" table:formula="oooc:=INT([.A11])" office:value-type="float" office:value="10000">
            <text:p>10000.00000</text:p>
          </table:table-cell>
          <table:table-cell table:formula="oooc:=[.C9]*10" office:value-type="float" office:value="10000">
            <text:p>1.00E+04</text:p>
          </table:table-cell>
          <table:table-cell/>
          <table:table-cell table:style-name="ce4" office:value-type="float" office:value="10000">
            <text:p>10000.00000</text:p>
          </table:table-cell>
          <table:table-cell table:formula="oooc:=[.A11]=[.B11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12]" office:value-type="float" office:value="10000">
            <text:p>10000.00000</text:p>
          </table:table-cell>
          <table:table-cell table:style-name="ce4" table:formula="oooc:=INT([.A12])" office:value-type="float" office:value="10000">
            <text:p>10000.00000</text:p>
          </table:table-cell>
          <table:table-cell table:formula="oooc:=[.C10]*10" office:value-type="float" office:value="10000">
            <text:p>1.00E+04</text:p>
          </table:table-cell>
          <table:table-cell/>
          <table:table-cell table:style-name="ce4" office:value-type="float" office:value="10000">
            <text:p>10000.00000</text:p>
          </table:table-cell>
          <table:table-cell table:formula="oooc:=[.A12]=[.B12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13]" office:value-type="float" office:value="100000">
            <text:p>100000.00000</text:p>
          </table:table-cell>
          <table:table-cell table:style-name="ce4" table:formula="oooc:=INT([.A13])" office:value-type="float" office:value="100000">
            <text:p>100000.00000</text:p>
          </table:table-cell>
          <table:table-cell table:formula="oooc:=[.C11]*10" office:value-type="float" office:value="100000">
            <text:p>1.00E+05</text:p>
          </table:table-cell>
          <table:table-cell/>
          <table:table-cell table:style-name="ce4" office:value-type="float" office:value="100000">
            <text:p>100000.00000</text:p>
          </table:table-cell>
          <table:table-cell table:formula="oooc:=[.A13]=[.B13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14]" office:value-type="float" office:value="100000">
            <text:p>100000.00000</text:p>
          </table:table-cell>
          <table:table-cell table:style-name="ce4" table:formula="oooc:=INT([.A14])" office:value-type="float" office:value="100000">
            <text:p>100000.00000</text:p>
          </table:table-cell>
          <table:table-cell table:formula="oooc:=[.C12]*10" office:value-type="float" office:value="100000">
            <text:p>1.00E+05</text:p>
          </table:table-cell>
          <table:table-cell/>
          <table:table-cell table:style-name="ce4" office:value-type="float" office:value="100000">
            <text:p>100000.00000</text:p>
          </table:table-cell>
          <table:table-cell table:formula="oooc:=[.A14]=[.B14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15]" office:value-type="float" office:value="1000000">
            <text:p>1000000.00000</text:p>
          </table:table-cell>
          <table:table-cell table:style-name="ce4" table:formula="oooc:=INT([.A15])" office:value-type="float" office:value="1000000">
            <text:p>1000000.00000</text:p>
          </table:table-cell>
          <table:table-cell table:formula="oooc:=[.C13]*10" office:value-type="float" office:value="1000000">
            <text:p>1.00E+06</text:p>
          </table:table-cell>
          <table:table-cell/>
          <table:table-cell table:style-name="ce4" office:value-type="float" office:value="1000000">
            <text:p>1000000.00000</text:p>
          </table:table-cell>
          <table:table-cell table:formula="oooc:=[.A15]=[.B15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16]" office:value-type="float" office:value="1000000">
            <text:p>1000000.00000</text:p>
          </table:table-cell>
          <table:table-cell table:style-name="ce4" table:formula="oooc:=INT([.A16])" office:value-type="float" office:value="1000000">
            <text:p>1000000.00000</text:p>
          </table:table-cell>
          <table:table-cell table:formula="oooc:=[.C14]*10" office:value-type="float" office:value="1000000">
            <text:p>1.00E+06</text:p>
          </table:table-cell>
          <table:table-cell/>
          <table:table-cell table:style-name="ce4" office:value-type="float" office:value="1000000">
            <text:p>1000000.00000</text:p>
          </table:table-cell>
          <table:table-cell table:formula="oooc:=[.A16]=[.B16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17]" office:value-type="float" office:value="10000000">
            <text:p>10000000.00000</text:p>
          </table:table-cell>
          <table:table-cell table:style-name="ce4" table:formula="oooc:=INT([.A17])" office:value-type="float" office:value="10000000">
            <text:p>10000000.00000</text:p>
          </table:table-cell>
          <table:table-cell table:formula="oooc:=[.C15]*10" office:value-type="float" office:value="10000000">
            <text:p>1.00E+07</text:p>
          </table:table-cell>
          <table:table-cell/>
          <table:table-cell table:style-name="ce4" office:value-type="float" office:value="10000000">
            <text:p>10000000.00000</text:p>
          </table:table-cell>
          <table:table-cell table:formula="oooc:=[.A17]=[.B17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18]" office:value-type="float" office:value="10000000">
            <text:p>10000000.00000</text:p>
          </table:table-cell>
          <table:table-cell table:style-name="ce4" table:formula="oooc:=INT([.A18])" office:value-type="float" office:value="10000000">
            <text:p>10000000.00000</text:p>
          </table:table-cell>
          <table:table-cell table:formula="oooc:=[.C16]*10" office:value-type="float" office:value="10000000">
            <text:p>1.00E+07</text:p>
          </table:table-cell>
          <table:table-cell/>
          <table:table-cell table:style-name="ce4" office:value-type="float" office:value="10000000">
            <text:p>10000000.00000</text:p>
          </table:table-cell>
          <table:table-cell table:formula="oooc:=[.A18]=[.B18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19]" office:value-type="float" office:value="100000000">
            <text:p>100000000.00000</text:p>
          </table:table-cell>
          <table:table-cell table:style-name="ce4" table:formula="oooc:=INT([.A19])" office:value-type="float" office:value="100000000">
            <text:p>100000000.00000</text:p>
          </table:table-cell>
          <table:table-cell table:formula="oooc:=[.C17]*10" office:value-type="float" office:value="100000000">
            <text:p>1.00E+08</text:p>
          </table:table-cell>
          <table:table-cell/>
          <table:table-cell table:style-name="ce4" office:value-type="float" office:value="100000000">
            <text:p>100000000.00000</text:p>
          </table:table-cell>
          <table:table-cell table:formula="oooc:=[.A19]=[.B19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20]" office:value-type="float" office:value="100000000">
            <text:p>100000000.00000</text:p>
          </table:table-cell>
          <table:table-cell table:style-name="ce4" table:formula="oooc:=INT([.A20])" office:value-type="float" office:value="100000000">
            <text:p>100000000.00000</text:p>
          </table:table-cell>
          <table:table-cell table:formula="oooc:=[.C18]*10" office:value-type="float" office:value="100000000">
            <text:p>1.00E+08</text:p>
          </table:table-cell>
          <table:table-cell/>
          <table:table-cell table:style-name="ce4" office:value-type="float" office:value="100000000">
            <text:p>100000000.00000</text:p>
          </table:table-cell>
          <table:table-cell table:formula="oooc:=[.A20]=[.B20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21]" office:value-type="float" office:value="1000000000">
            <text:p>1000000000.00000</text:p>
          </table:table-cell>
          <table:table-cell table:style-name="ce4" table:formula="oooc:=INT([.A21])" office:value-type="float" office:value="1000000000">
            <text:p>1000000000.00000</text:p>
          </table:table-cell>
          <table:table-cell table:formula="oooc:=[.C19]*10" office:value-type="float" office:value="1000000000">
            <text:p>1.00E+09</text:p>
          </table:table-cell>
          <table:table-cell/>
          <table:table-cell table:style-name="ce4" office:value-type="float" office:value="1000000000">
            <text:p>1000000000.00000</text:p>
          </table:table-cell>
          <table:table-cell table:formula="oooc:=[.A21]=[.B21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22]" office:value-type="float" office:value="1000000000">
            <text:p>1000000000.00000</text:p>
          </table:table-cell>
          <table:table-cell table:style-name="ce4" table:formula="oooc:=INT([.A22])" office:value-type="float" office:value="1000000000">
            <text:p>1000000000.00000</text:p>
          </table:table-cell>
          <table:table-cell table:formula="oooc:=[.C20]*10" office:value-type="float" office:value="1000000000">
            <text:p>1.00E+09</text:p>
          </table:table-cell>
          <table:table-cell/>
          <table:table-cell table:style-name="ce4" office:value-type="float" office:value="1000000000">
            <text:p>1000000000.00000</text:p>
          </table:table-cell>
          <table:table-cell table:formula="oooc:=[.A22]=[.B22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23]" office:value-type="float" office:value="10000000000">
            <text:p>10000000000.00000</text:p>
          </table:table-cell>
          <table:table-cell table:style-name="ce4" table:formula="oooc:=INT([.A23])" office:value-type="float" office:value="10000000000">
            <text:p>10000000000.00000</text:p>
          </table:table-cell>
          <table:table-cell table:formula="oooc:=[.C21]*10" office:value-type="float" office:value="10000000000">
            <text:p>1.00E+10</text:p>
          </table:table-cell>
          <table:table-cell/>
          <table:table-cell table:style-name="ce4" office:value-type="float" office:value="10000000000">
            <text:p>10000000000.00000</text:p>
          </table:table-cell>
          <table:table-cell table:formula="oooc:=[.A23]=[.B23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24]" office:value-type="float" office:value="10000000000">
            <text:p>10000000000.00000</text:p>
          </table:table-cell>
          <table:table-cell table:style-name="ce4" table:formula="oooc:=INT([.A24])" office:value-type="float" office:value="10000000000">
            <text:p>10000000000.00000</text:p>
          </table:table-cell>
          <table:table-cell table:formula="oooc:=[.C22]*10" office:value-type="float" office:value="10000000000">
            <text:p>1.00E+10</text:p>
          </table:table-cell>
          <table:table-cell/>
          <table:table-cell table:style-name="ce4" office:value-type="float" office:value="10000000000">
            <text:p>10000000000.00000</text:p>
          </table:table-cell>
          <table:table-cell table:formula="oooc:=[.A24]=[.B24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25]" office:value-type="float" office:value="100000000000">
            <text:p>100000000000.00000</text:p>
          </table:table-cell>
          <table:table-cell table:style-name="ce4" table:formula="oooc:=INT([.A25])" office:value-type="float" office:value="100000000000">
            <text:p>100000000000.00000</text:p>
          </table:table-cell>
          <table:table-cell table:formula="oooc:=[.C23]*10" office:value-type="float" office:value="100000000000">
            <text:p>1.00E+11</text:p>
          </table:table-cell>
          <table:table-cell/>
          <table:table-cell table:style-name="ce4" office:value-type="float" office:value="100000000000">
            <text:p>100000000000.00000</text:p>
          </table:table-cell>
          <table:table-cell table:formula="oooc:=[.A25]=[.B25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26]" office:value-type="float" office:value="100000000000">
            <text:p>100000000000.00000</text:p>
          </table:table-cell>
          <table:table-cell table:style-name="ce4" table:formula="oooc:=INT([.A26])" office:value-type="float" office:value="100000000000">
            <text:p>100000000000.00000</text:p>
          </table:table-cell>
          <table:table-cell table:formula="oooc:=[.C24]*10" office:value-type="float" office:value="100000000000">
            <text:p>1.00E+11</text:p>
          </table:table-cell>
          <table:table-cell/>
          <table:table-cell table:style-name="ce4" office:value-type="float" office:value="100000000000">
            <text:p>100000000000.00000</text:p>
          </table:table-cell>
          <table:table-cell table:formula="oooc:=[.A26]=[.B26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27]" office:value-type="float" office:value="1000000000000">
            <text:p>1000000000000.00000</text:p>
          </table:table-cell>
          <table:table-cell table:style-name="ce4" table:formula="oooc:=INT([.A27])" office:value-type="float" office:value="1000000000000">
            <text:p>1000000000000.00000</text:p>
          </table:table-cell>
          <table:table-cell table:formula="oooc:=[.C25]*10" office:value-type="float" office:value="1000000000000">
            <text:p>1.00E+12</text:p>
          </table:table-cell>
          <table:table-cell/>
          <table:table-cell table:style-name="ce4" office:value-type="float" office:value="1000000000000">
            <text:p>1000000000000.00000</text:p>
          </table:table-cell>
          <table:table-cell table:formula="oooc:=[.A27]=[.B27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28]" office:value-type="float" office:value="1000000000000">
            <text:p>1000000000000.00000</text:p>
          </table:table-cell>
          <table:table-cell table:style-name="ce4" table:formula="oooc:=INT([.A28])" office:value-type="float" office:value="1000000000000">
            <text:p>1000000000000.00000</text:p>
          </table:table-cell>
          <table:table-cell table:formula="oooc:=[.C26]*10" office:value-type="float" office:value="1000000000000">
            <text:p>1.00E+12</text:p>
          </table:table-cell>
          <table:table-cell/>
          <table:table-cell table:style-name="ce4" office:value-type="float" office:value="1000000000000">
            <text:p>1000000000000.00000</text:p>
          </table:table-cell>
          <table:table-cell table:formula="oooc:=[.A28]=[.B28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29]" office:value-type="float" office:value="10000000000000">
            <text:p>10000000000000.00000</text:p>
          </table:table-cell>
          <table:table-cell table:style-name="ce4" table:formula="oooc:=INT([.A29])" office:value-type="float" office:value="10000000000000">
            <text:p>10000000000000.00000</text:p>
          </table:table-cell>
          <table:table-cell table:formula="oooc:=[.C27]*10" office:value-type="float" office:value="10000000000000">
            <text:p>1.00E+13</text:p>
          </table:table-cell>
          <table:table-cell/>
          <table:table-cell table:style-name="ce4" office:value-type="float" office:value="10000000000000">
            <text:p>10000000000000.00000</text:p>
          </table:table-cell>
          <table:table-cell table:formula="oooc:=[.A29]=[.B29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30]" office:value-type="float" office:value="10000000000000">
            <text:p>10000000000000.00000</text:p>
          </table:table-cell>
          <table:table-cell table:style-name="ce4" table:formula="oooc:=INT([.A30])" office:value-type="float" office:value="10000000000000">
            <text:p>10000000000000.00000</text:p>
          </table:table-cell>
          <table:table-cell table:formula="oooc:=[.C28]*10" office:value-type="float" office:value="10000000000000">
            <text:p>1.00E+13</text:p>
          </table:table-cell>
          <table:table-cell/>
          <table:table-cell table:style-name="ce4" office:value-type="float" office:value="10000000000000">
            <text:p>10000000000000.00000</text:p>
          </table:table-cell>
          <table:table-cell table:formula="oooc:=[.A30]=[.B30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31]" office:value-type="float" office:value="100000000000000">
            <text:p>100000000000000.00000</text:p>
          </table:table-cell>
          <table:table-cell table:style-name="ce4" table:formula="oooc:=INT([.A31])" office:value-type="float" office:value="100000000000000">
            <text:p>100000000000000.00000</text:p>
          </table:table-cell>
          <table:table-cell table:formula="oooc:=[.C29]*10" office:value-type="float" office:value="100000000000000">
            <text:p>1.00E+14</text:p>
          </table:table-cell>
          <table:table-cell/>
          <table:table-cell table:style-name="ce4" office:value-type="float" office:value="100000000000000">
            <text:p>100000000000000.00000</text:p>
          </table:table-cell>
          <table:table-cell table:formula="oooc:=[.A31]=[.B31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32]" office:value-type="float" office:value="100000000000000">
            <text:p>100000000000000.00000</text:p>
          </table:table-cell>
          <table:table-cell table:style-name="ce4" table:formula="oooc:=INT([.A32])" office:value-type="float" office:value="100000000000000">
            <text:p>100000000000000.00000</text:p>
          </table:table-cell>
          <table:table-cell table:formula="oooc:=[.C30]*10" office:value-type="float" office:value="100000000000000">
            <text:p>1.00E+14</text:p>
          </table:table-cell>
          <table:table-cell/>
          <table:table-cell table:style-name="ce4" office:value-type="float" office:value="100000000000000">
            <text:p>100000000000000.00000</text:p>
          </table:table-cell>
          <table:table-cell table:formula="oooc:=[.A32]=[.B32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33]" office:value-type="float" office:value="1E+015">
            <text:p>1000000000000000.00000</text:p>
          </table:table-cell>
          <table:table-cell table:style-name="ce4" table:formula="oooc:=INT([.A33])" office:value-type="float" office:value="1E+015">
            <text:p>1000000000000000.00000</text:p>
          </table:table-cell>
          <table:table-cell table:formula="oooc:=[.C31]*10" office:value-type="float" office:value="1E+015">
            <text:p>1.00E+15</text:p>
          </table:table-cell>
          <table:table-cell/>
          <table:table-cell table:style-name="ce4" office:value-type="float" office:value="1E+015">
            <text:p>1000000000000000.00000</text:p>
          </table:table-cell>
          <table:table-cell table:formula="oooc:=[.A33]=[.B33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34]" office:value-type="float" office:value="1E+015">
            <text:p>1000000000000000.00000</text:p>
          </table:table-cell>
          <table:table-cell table:style-name="ce4" table:formula="oooc:=INT([.A34])" office:value-type="float" office:value="1E+015">
            <text:p>1000000000000000.00000</text:p>
          </table:table-cell>
          <table:table-cell table:formula="oooc:=[.C32]*10" office:value-type="float" office:value="1E+015">
            <text:p>1.00E+15</text:p>
          </table:table-cell>
          <table:table-cell/>
          <table:table-cell table:style-name="ce4" office:value-type="float" office:value="1E+015">
            <text:p>1000000000000000.00000</text:p>
          </table:table-cell>
          <table:table-cell table:formula="oooc:=[.A34]=[.B34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35]" office:value-type="float" office:value="1E+016">
            <text:p>10000000000000000.00000</text:p>
          </table:table-cell>
          <table:table-cell table:style-name="ce4" table:formula="oooc:=INT([.A35])" office:value-type="float" office:value="1E+016">
            <text:p>10000000000000000.00000</text:p>
          </table:table-cell>
          <table:table-cell table:formula="oooc:=[.C33]*10" office:value-type="float" office:value="1E+016">
            <text:p>1.00E+16</text:p>
          </table:table-cell>
          <table:table-cell/>
          <table:table-cell table:style-name="ce4" office:value-type="float" office:value="1E+016">
            <text:p>10000000000000000.00000</text:p>
          </table:table-cell>
          <table:table-cell table:formula="oooc:=[.A35]=[.B35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36]" office:value-type="float" office:value="1E+016">
            <text:p>10000000000000000.00000</text:p>
          </table:table-cell>
          <table:table-cell table:style-name="ce4" table:formula="oooc:=INT([.A36])" office:value-type="float" office:value="1E+016">
            <text:p>10000000000000000.00000</text:p>
          </table:table-cell>
          <table:table-cell table:formula="oooc:=[.C34]*10" office:value-type="float" office:value="1E+016">
            <text:p>1.00E+16</text:p>
          </table:table-cell>
          <table:table-cell/>
          <table:table-cell table:style-name="ce4" office:value-type="float" office:value="1E+016">
            <text:p>10000000000000000.00000</text:p>
          </table:table-cell>
          <table:table-cell table:formula="oooc:=[.A36]=[.B36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37]" office:value-type="float" office:value="1E+017">
            <text:p>100000000000000000.00000</text:p>
          </table:table-cell>
          <table:table-cell table:style-name="ce4" table:formula="oooc:=INT([.A37])" office:value-type="float" office:value="1E+017">
            <text:p>100000000000000000.00000</text:p>
          </table:table-cell>
          <table:table-cell table:formula="oooc:=[.C35]*10" office:value-type="float" office:value="1E+017">
            <text:p>1.00E+17</text:p>
          </table:table-cell>
          <table:table-cell/>
          <table:table-cell table:style-name="ce4" office:value-type="float" office:value="1E+017">
            <text:p>100000000000000000.00000</text:p>
          </table:table-cell>
          <table:table-cell table:formula="oooc:=[.A37]=[.B37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38]" office:value-type="float" office:value="1E+017">
            <text:p>100000000000000000.00000</text:p>
          </table:table-cell>
          <table:table-cell table:style-name="ce4" table:formula="oooc:=INT([.A38])" office:value-type="float" office:value="1E+017">
            <text:p>100000000000000000.00000</text:p>
          </table:table-cell>
          <table:table-cell table:formula="oooc:=[.C36]*10" office:value-type="float" office:value="1E+017">
            <text:p>1.00E+17</text:p>
          </table:table-cell>
          <table:table-cell/>
          <table:table-cell table:style-name="ce4" office:value-type="float" office:value="1E+017">
            <text:p>100000000000000000.00000</text:p>
          </table:table-cell>
          <table:table-cell table:formula="oooc:=[.A38]=[.B38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39]" office:value-type="float" office:value="1E+018">
            <text:p>1000000000000000000.00000</text:p>
          </table:table-cell>
          <table:table-cell table:style-name="ce4" table:formula="oooc:=INT([.A39])" office:value-type="float" office:value="1E+018">
            <text:p>1000000000000000000.00000</text:p>
          </table:table-cell>
          <table:table-cell table:formula="oooc:=[.C37]*10" office:value-type="float" office:value="1E+018">
            <text:p>1.00E+18</text:p>
          </table:table-cell>
          <table:table-cell/>
          <table:table-cell table:style-name="ce4" office:value-type="float" office:value="1E+018">
            <text:p>1000000000000000000.00000</text:p>
          </table:table-cell>
          <table:table-cell table:formula="oooc:=[.A39]=[.B39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40]" office:value-type="float" office:value="1E+018">
            <text:p>1000000000000000000.00000</text:p>
          </table:table-cell>
          <table:table-cell table:style-name="ce4" table:formula="oooc:=INT([.A40])" office:value-type="float" office:value="1E+018">
            <text:p>1000000000000000000.00000</text:p>
          </table:table-cell>
          <table:table-cell table:formula="oooc:=[.C38]*10" office:value-type="float" office:value="1E+018">
            <text:p>1.00E+18</text:p>
          </table:table-cell>
          <table:table-cell/>
          <table:table-cell table:style-name="ce4" office:value-type="float" office:value="1E+018">
            <text:p>1000000000000000000.00000</text:p>
          </table:table-cell>
          <table:table-cell table:formula="oooc:=[.A40]=[.B40]" office:value-type="boolean" office:boolean-value="true">
            <text:p>TRUE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2" table:formula="oooc:=[.A$2]*[.C42]" office:value-type="float" office:value="-1">
            <text:p>-1.00000</text:p>
          </table:table-cell>
          <table:table-cell table:style-name="ce4" table:formula="oooc:=INT([.A42])" office:value-type="float" office:value="-1">
            <text:p>-1.00000</text:p>
          </table:table-cell>
          <table:table-cell office:value-type="float" office:value="-1">
            <text:p>-1.00E+00</text:p>
          </table:table-cell>
          <table:table-cell/>
          <table:table-cell table:style-name="ce4" office:value-type="float" office:value="-1">
            <text:p>-1.00000</text:p>
          </table:table-cell>
          <table:table-cell table:formula="oooc:=[.A42]=[.B42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43]" office:value-type="float" office:value="-1">
            <text:p>-1.00000</text:p>
          </table:table-cell>
          <table:table-cell table:style-name="ce4" table:formula="oooc:=INT([.A43])" office:value-type="float" office:value="-1">
            <text:p>-1.00000</text:p>
          </table:table-cell>
          <table:table-cell office:value-type="float" office:value="-1">
            <text:p>-1.00E+00</text:p>
          </table:table-cell>
          <table:table-cell/>
          <table:table-cell table:style-name="ce4" office:value-type="float" office:value="-1">
            <text:p>-1.00000</text:p>
          </table:table-cell>
          <table:table-cell table:formula="oooc:=[.A43]=[.B43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44]" office:value-type="float" office:value="-10">
            <text:p>-10.00000</text:p>
          </table:table-cell>
          <table:table-cell table:style-name="ce4" table:formula="oooc:=INT([.A44])" office:value-type="float" office:value="-10">
            <text:p>-10.00000</text:p>
          </table:table-cell>
          <table:table-cell table:formula="oooc:=[.C42]*10" office:value-type="float" office:value="-10">
            <text:p>-1.00E+01</text:p>
          </table:table-cell>
          <table:table-cell/>
          <table:table-cell table:style-name="ce4" office:value-type="float" office:value="-10">
            <text:p>-10.00000</text:p>
          </table:table-cell>
          <table:table-cell table:formula="oooc:=[.A44]=[.B44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45]" office:value-type="float" office:value="-10">
            <text:p>-10.00000</text:p>
          </table:table-cell>
          <table:table-cell table:style-name="ce4" table:formula="oooc:=INT([.A45])" office:value-type="float" office:value="-10">
            <text:p>-10.00000</text:p>
          </table:table-cell>
          <table:table-cell table:formula="oooc:=[.C43]*10" office:value-type="float" office:value="-10">
            <text:p>-1.00E+01</text:p>
          </table:table-cell>
          <table:table-cell/>
          <table:table-cell table:style-name="ce4" office:value-type="float" office:value="-10">
            <text:p>-10.00000</text:p>
          </table:table-cell>
          <table:table-cell table:formula="oooc:=[.A45]=[.B45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46]" office:value-type="float" office:value="-100">
            <text:p>-100.00000</text:p>
          </table:table-cell>
          <table:table-cell table:style-name="ce4" table:formula="oooc:=INT([.A46])" office:value-type="float" office:value="-100">
            <text:p>-100.00000</text:p>
          </table:table-cell>
          <table:table-cell table:formula="oooc:=[.C44]*10" office:value-type="float" office:value="-100">
            <text:p>-1.00E+02</text:p>
          </table:table-cell>
          <table:table-cell/>
          <table:table-cell table:style-name="ce4" office:value-type="float" office:value="-100">
            <text:p>-100.00000</text:p>
          </table:table-cell>
          <table:table-cell table:formula="oooc:=[.A46]=[.B46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47]" office:value-type="float" office:value="-100">
            <text:p>-100.00000</text:p>
          </table:table-cell>
          <table:table-cell table:style-name="ce4" table:formula="oooc:=INT([.A47])" office:value-type="float" office:value="-100">
            <text:p>-100.00000</text:p>
          </table:table-cell>
          <table:table-cell table:formula="oooc:=[.C45]*10" office:value-type="float" office:value="-100">
            <text:p>-1.00E+02</text:p>
          </table:table-cell>
          <table:table-cell/>
          <table:table-cell table:style-name="ce4" office:value-type="float" office:value="-100">
            <text:p>-100.00000</text:p>
          </table:table-cell>
          <table:table-cell table:formula="oooc:=[.A47]=[.B47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48]" office:value-type="float" office:value="-1000">
            <text:p>-1000.00000</text:p>
          </table:table-cell>
          <table:table-cell table:style-name="ce4" table:formula="oooc:=INT([.A48])" office:value-type="float" office:value="-1000">
            <text:p>-1000.00000</text:p>
          </table:table-cell>
          <table:table-cell table:formula="oooc:=[.C46]*10" office:value-type="float" office:value="-1000">
            <text:p>-1.00E+03</text:p>
          </table:table-cell>
          <table:table-cell/>
          <table:table-cell table:style-name="ce4" office:value-type="float" office:value="-1000">
            <text:p>-1000.00000</text:p>
          </table:table-cell>
          <table:table-cell table:formula="oooc:=[.A48]=[.B48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49]" office:value-type="float" office:value="-1000">
            <text:p>-1000.00000</text:p>
          </table:table-cell>
          <table:table-cell table:style-name="ce4" table:formula="oooc:=INT([.A49])" office:value-type="float" office:value="-1000">
            <text:p>-1000.00000</text:p>
          </table:table-cell>
          <table:table-cell table:formula="oooc:=[.C47]*10" office:value-type="float" office:value="-1000">
            <text:p>-1.00E+03</text:p>
          </table:table-cell>
          <table:table-cell/>
          <table:table-cell table:style-name="ce4" office:value-type="float" office:value="-1000">
            <text:p>-1000.00000</text:p>
          </table:table-cell>
          <table:table-cell table:formula="oooc:=[.A49]=[.B49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50]" office:value-type="float" office:value="-10000">
            <text:p>-10000.00000</text:p>
          </table:table-cell>
          <table:table-cell table:style-name="ce4" table:formula="oooc:=INT([.A50])" office:value-type="float" office:value="-10000">
            <text:p>-10000.00000</text:p>
          </table:table-cell>
          <table:table-cell table:formula="oooc:=[.C48]*10" office:value-type="float" office:value="-10000">
            <text:p>-1.00E+04</text:p>
          </table:table-cell>
          <table:table-cell/>
          <table:table-cell table:style-name="ce4" office:value-type="float" office:value="-10000">
            <text:p>-10000.00000</text:p>
          </table:table-cell>
          <table:table-cell table:formula="oooc:=[.A50]=[.B50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51]" office:value-type="float" office:value="-10000">
            <text:p>-10000.00000</text:p>
          </table:table-cell>
          <table:table-cell table:style-name="ce4" table:formula="oooc:=INT([.A51])" office:value-type="float" office:value="-10000">
            <text:p>-10000.00000</text:p>
          </table:table-cell>
          <table:table-cell table:formula="oooc:=[.C49]*10" office:value-type="float" office:value="-10000">
            <text:p>-1.00E+04</text:p>
          </table:table-cell>
          <table:table-cell/>
          <table:table-cell table:style-name="ce4" office:value-type="float" office:value="-10000">
            <text:p>-10000.00000</text:p>
          </table:table-cell>
          <table:table-cell table:formula="oooc:=[.A51]=[.B51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52]" office:value-type="float" office:value="-100000">
            <text:p>-100000.00000</text:p>
          </table:table-cell>
          <table:table-cell table:style-name="ce4" table:formula="oooc:=INT([.A52])" office:value-type="float" office:value="-100000">
            <text:p>-100000.00000</text:p>
          </table:table-cell>
          <table:table-cell table:formula="oooc:=[.C50]*10" office:value-type="float" office:value="-100000">
            <text:p>-1.00E+05</text:p>
          </table:table-cell>
          <table:table-cell/>
          <table:table-cell table:style-name="ce4" office:value-type="float" office:value="-100000">
            <text:p>-100000.00000</text:p>
          </table:table-cell>
          <table:table-cell table:formula="oooc:=[.A52]=[.B52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53]" office:value-type="float" office:value="-100000">
            <text:p>-100000.00000</text:p>
          </table:table-cell>
          <table:table-cell table:style-name="ce4" table:formula="oooc:=INT([.A53])" office:value-type="float" office:value="-100000">
            <text:p>-100000.00000</text:p>
          </table:table-cell>
          <table:table-cell table:formula="oooc:=[.C51]*10" office:value-type="float" office:value="-100000">
            <text:p>-1.00E+05</text:p>
          </table:table-cell>
          <table:table-cell/>
          <table:table-cell table:style-name="ce4" office:value-type="float" office:value="-100000">
            <text:p>-100000.00000</text:p>
          </table:table-cell>
          <table:table-cell table:formula="oooc:=[.A53]=[.B53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54]" office:value-type="float" office:value="-1000000">
            <text:p>-1000000.00000</text:p>
          </table:table-cell>
          <table:table-cell table:style-name="ce4" table:formula="oooc:=INT([.A54])" office:value-type="float" office:value="-1000000">
            <text:p>-1000000.00000</text:p>
          </table:table-cell>
          <table:table-cell table:formula="oooc:=[.C52]*10" office:value-type="float" office:value="-1000000">
            <text:p>-1.00E+06</text:p>
          </table:table-cell>
          <table:table-cell/>
          <table:table-cell table:style-name="ce4" office:value-type="float" office:value="-1000000">
            <text:p>-1000000.00000</text:p>
          </table:table-cell>
          <table:table-cell table:formula="oooc:=[.A54]=[.B54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55]" office:value-type="float" office:value="-1000000">
            <text:p>-1000000.00000</text:p>
          </table:table-cell>
          <table:table-cell table:style-name="ce4" table:formula="oooc:=INT([.A55])" office:value-type="float" office:value="-1000000">
            <text:p>-1000000.00000</text:p>
          </table:table-cell>
          <table:table-cell table:formula="oooc:=[.C53]*10" office:value-type="float" office:value="-1000000">
            <text:p>-1.00E+06</text:p>
          </table:table-cell>
          <table:table-cell/>
          <table:table-cell table:style-name="ce4" office:value-type="float" office:value="-1000000">
            <text:p>-1000000.00000</text:p>
          </table:table-cell>
          <table:table-cell table:formula="oooc:=[.A55]=[.B55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56]" office:value-type="float" office:value="-10000000">
            <text:p>-10000000.00000</text:p>
          </table:table-cell>
          <table:table-cell table:style-name="ce4" table:formula="oooc:=INT([.A56])" office:value-type="float" office:value="-10000000">
            <text:p>-10000000.00000</text:p>
          </table:table-cell>
          <table:table-cell table:formula="oooc:=[.C54]*10" office:value-type="float" office:value="-10000000">
            <text:p>-1.00E+07</text:p>
          </table:table-cell>
          <table:table-cell/>
          <table:table-cell table:style-name="ce4" office:value-type="float" office:value="-10000000">
            <text:p>-10000000.00000</text:p>
          </table:table-cell>
          <table:table-cell table:formula="oooc:=[.A56]=[.B56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57]" office:value-type="float" office:value="-10000000">
            <text:p>-10000000.00000</text:p>
          </table:table-cell>
          <table:table-cell table:style-name="ce4" table:formula="oooc:=INT([.A57])" office:value-type="float" office:value="-10000000">
            <text:p>-10000000.00000</text:p>
          </table:table-cell>
          <table:table-cell table:formula="oooc:=[.C55]*10" office:value-type="float" office:value="-10000000">
            <text:p>-1.00E+07</text:p>
          </table:table-cell>
          <table:table-cell/>
          <table:table-cell table:style-name="ce4" office:value-type="float" office:value="-10000000">
            <text:p>-10000000.00000</text:p>
          </table:table-cell>
          <table:table-cell table:formula="oooc:=[.A57]=[.B57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58]" office:value-type="float" office:value="-100000000">
            <text:p>-100000000.00000</text:p>
          </table:table-cell>
          <table:table-cell table:style-name="ce4" table:formula="oooc:=INT([.A58])" office:value-type="float" office:value="-100000000">
            <text:p>-100000000.00000</text:p>
          </table:table-cell>
          <table:table-cell table:formula="oooc:=[.C56]*10" office:value-type="float" office:value="-100000000">
            <text:p>-1.00E+08</text:p>
          </table:table-cell>
          <table:table-cell/>
          <table:table-cell table:style-name="ce4" office:value-type="float" office:value="-100000000">
            <text:p>-100000000.00000</text:p>
          </table:table-cell>
          <table:table-cell table:formula="oooc:=[.A58]=[.B58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59]" office:value-type="float" office:value="-100000000">
            <text:p>-100000000.00000</text:p>
          </table:table-cell>
          <table:table-cell table:style-name="ce4" table:formula="oooc:=INT([.A59])" office:value-type="float" office:value="-100000000">
            <text:p>-100000000.00000</text:p>
          </table:table-cell>
          <table:table-cell table:formula="oooc:=[.C57]*10" office:value-type="float" office:value="-100000000">
            <text:p>-1.00E+08</text:p>
          </table:table-cell>
          <table:table-cell/>
          <table:table-cell table:style-name="ce4" office:value-type="float" office:value="-100000000">
            <text:p>-100000000.00000</text:p>
          </table:table-cell>
          <table:table-cell table:formula="oooc:=[.A59]=[.B59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60]" office:value-type="float" office:value="-1000000000">
            <text:p>-1000000000.00000</text:p>
          </table:table-cell>
          <table:table-cell table:style-name="ce4" table:formula="oooc:=INT([.A60])" office:value-type="float" office:value="-1000000000">
            <text:p>-1000000000.00000</text:p>
          </table:table-cell>
          <table:table-cell table:formula="oooc:=[.C58]*10" office:value-type="float" office:value="-1000000000">
            <text:p>-1.00E+09</text:p>
          </table:table-cell>
          <table:table-cell/>
          <table:table-cell table:style-name="ce4" office:value-type="float" office:value="-1000000000">
            <text:p>-1000000000.00000</text:p>
          </table:table-cell>
          <table:table-cell table:formula="oooc:=[.A60]=[.B60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61]" office:value-type="float" office:value="-1000000000">
            <text:p>-1000000000.00000</text:p>
          </table:table-cell>
          <table:table-cell table:style-name="ce4" table:formula="oooc:=INT([.A61])" office:value-type="float" office:value="-1000000000">
            <text:p>-1000000000.00000</text:p>
          </table:table-cell>
          <table:table-cell table:formula="oooc:=[.C59]*10" office:value-type="float" office:value="-1000000000">
            <text:p>-1.00E+09</text:p>
          </table:table-cell>
          <table:table-cell/>
          <table:table-cell table:style-name="ce4" office:value-type="float" office:value="-1000000000">
            <text:p>-1000000000.00000</text:p>
          </table:table-cell>
          <table:table-cell table:formula="oooc:=[.A61]=[.B61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62]" office:value-type="float" office:value="-10000000000">
            <text:p>-10000000000.00000</text:p>
          </table:table-cell>
          <table:table-cell table:style-name="ce4" table:formula="oooc:=INT([.A62])" office:value-type="float" office:value="-10000000000">
            <text:p>-10000000000.00000</text:p>
          </table:table-cell>
          <table:table-cell table:formula="oooc:=[.C60]*10" office:value-type="float" office:value="-10000000000">
            <text:p>-1.00E+10</text:p>
          </table:table-cell>
          <table:table-cell/>
          <table:table-cell table:style-name="ce4" office:value-type="float" office:value="-10000000000">
            <text:p>-10000000000.00000</text:p>
          </table:table-cell>
          <table:table-cell table:formula="oooc:=[.A62]=[.B62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63]" office:value-type="float" office:value="-10000000000">
            <text:p>-10000000000.00000</text:p>
          </table:table-cell>
          <table:table-cell table:style-name="ce4" table:formula="oooc:=INT([.A63])" office:value-type="float" office:value="-10000000000">
            <text:p>-10000000000.00000</text:p>
          </table:table-cell>
          <table:table-cell table:formula="oooc:=[.C61]*10" office:value-type="float" office:value="-10000000000">
            <text:p>-1.00E+10</text:p>
          </table:table-cell>
          <table:table-cell/>
          <table:table-cell table:style-name="ce4" office:value-type="float" office:value="-10000000000">
            <text:p>-10000000000.00000</text:p>
          </table:table-cell>
          <table:table-cell table:formula="oooc:=[.A63]=[.B63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64]" office:value-type="float" office:value="-100000000000">
            <text:p>-100000000000.00000</text:p>
          </table:table-cell>
          <table:table-cell table:style-name="ce4" table:formula="oooc:=INT([.A64])" office:value-type="float" office:value="-100000000000">
            <text:p>-100000000000.00000</text:p>
          </table:table-cell>
          <table:table-cell table:formula="oooc:=[.C62]*10" office:value-type="float" office:value="-100000000000">
            <text:p>-1.00E+11</text:p>
          </table:table-cell>
          <table:table-cell/>
          <table:table-cell table:style-name="ce4" office:value-type="float" office:value="-100000000000">
            <text:p>-100000000000.00000</text:p>
          </table:table-cell>
          <table:table-cell table:formula="oooc:=[.A64]=[.B64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65]" office:value-type="float" office:value="-100000000000">
            <text:p>-100000000000.00000</text:p>
          </table:table-cell>
          <table:table-cell table:style-name="ce4" table:formula="oooc:=INT([.A65])" office:value-type="float" office:value="-100000000000">
            <text:p>-100000000000.00000</text:p>
          </table:table-cell>
          <table:table-cell table:formula="oooc:=[.C63]*10" office:value-type="float" office:value="-100000000000">
            <text:p>-1.00E+11</text:p>
          </table:table-cell>
          <table:table-cell/>
          <table:table-cell table:style-name="ce4" office:value-type="float" office:value="-100000000000">
            <text:p>-100000000000.00000</text:p>
          </table:table-cell>
          <table:table-cell table:formula="oooc:=[.A65]=[.B65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66]" office:value-type="float" office:value="-1000000000000">
            <text:p>-1000000000000.00000</text:p>
          </table:table-cell>
          <table:table-cell table:style-name="ce4" table:formula="oooc:=INT([.A66])" office:value-type="float" office:value="-1000000000000">
            <text:p>-1000000000000.00000</text:p>
          </table:table-cell>
          <table:table-cell table:formula="oooc:=[.C64]*10" office:value-type="float" office:value="-1000000000000">
            <text:p>-1.00E+12</text:p>
          </table:table-cell>
          <table:table-cell/>
          <table:table-cell table:style-name="ce4" office:value-type="float" office:value="-1000000000000">
            <text:p>-1000000000000.00000</text:p>
          </table:table-cell>
          <table:table-cell table:formula="oooc:=[.A66]=[.B66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67]" office:value-type="float" office:value="-1000000000000">
            <text:p>-1000000000000.00000</text:p>
          </table:table-cell>
          <table:table-cell table:style-name="ce4" table:formula="oooc:=INT([.A67])" office:value-type="float" office:value="-1000000000000">
            <text:p>-1000000000000.00000</text:p>
          </table:table-cell>
          <table:table-cell table:formula="oooc:=[.C65]*10" office:value-type="float" office:value="-1000000000000">
            <text:p>-1.00E+12</text:p>
          </table:table-cell>
          <table:table-cell/>
          <table:table-cell table:style-name="ce4" office:value-type="float" office:value="-1000000000000">
            <text:p>-1000000000000.00000</text:p>
          </table:table-cell>
          <table:table-cell table:formula="oooc:=[.A67]=[.B67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68]" office:value-type="float" office:value="-10000000000000">
            <text:p>-10000000000000.00000</text:p>
          </table:table-cell>
          <table:table-cell table:style-name="ce4" table:formula="oooc:=INT([.A68])" office:value-type="float" office:value="-10000000000000">
            <text:p>-10000000000000.00000</text:p>
          </table:table-cell>
          <table:table-cell table:formula="oooc:=[.C66]*10" office:value-type="float" office:value="-10000000000000">
            <text:p>-1.00E+13</text:p>
          </table:table-cell>
          <table:table-cell/>
          <table:table-cell table:style-name="ce4" office:value-type="float" office:value="-10000000000000">
            <text:p>-10000000000000.00000</text:p>
          </table:table-cell>
          <table:table-cell table:formula="oooc:=[.A68]=[.B68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69]" office:value-type="float" office:value="-10000000000000">
            <text:p>-10000000000000.00000</text:p>
          </table:table-cell>
          <table:table-cell table:style-name="ce4" table:formula="oooc:=INT([.A69])" office:value-type="float" office:value="-10000000000000">
            <text:p>-10000000000000.00000</text:p>
          </table:table-cell>
          <table:table-cell table:formula="oooc:=[.C67]*10" office:value-type="float" office:value="-10000000000000">
            <text:p>-1.00E+13</text:p>
          </table:table-cell>
          <table:table-cell/>
          <table:table-cell table:style-name="ce4" office:value-type="float" office:value="-10000000000000">
            <text:p>-10000000000000.00000</text:p>
          </table:table-cell>
          <table:table-cell table:formula="oooc:=[.A69]=[.B69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70]" office:value-type="float" office:value="-100000000000000">
            <text:p>-100000000000000.00000</text:p>
          </table:table-cell>
          <table:table-cell table:style-name="ce4" table:formula="oooc:=INT([.A70])" office:value-type="float" office:value="-100000000000000">
            <text:p>-100000000000000.00000</text:p>
          </table:table-cell>
          <table:table-cell table:formula="oooc:=[.C68]*10" office:value-type="float" office:value="-100000000000000">
            <text:p>-1.00E+14</text:p>
          </table:table-cell>
          <table:table-cell/>
          <table:table-cell table:style-name="ce4" office:value-type="float" office:value="-100000000000000">
            <text:p>-100000000000000.00000</text:p>
          </table:table-cell>
          <table:table-cell table:formula="oooc:=[.A70]=[.B70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71]" office:value-type="float" office:value="-100000000000000">
            <text:p>-100000000000000.00000</text:p>
          </table:table-cell>
          <table:table-cell table:style-name="ce4" table:formula="oooc:=INT([.A71])" office:value-type="float" office:value="-100000000000000">
            <text:p>-100000000000000.00000</text:p>
          </table:table-cell>
          <table:table-cell table:formula="oooc:=[.C69]*10" office:value-type="float" office:value="-100000000000000">
            <text:p>-1.00E+14</text:p>
          </table:table-cell>
          <table:table-cell/>
          <table:table-cell table:style-name="ce4" office:value-type="float" office:value="-100000000000000">
            <text:p>-100000000000000.00000</text:p>
          </table:table-cell>
          <table:table-cell table:formula="oooc:=[.A71]=[.B71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72]" office:value-type="float" office:value="-1E+015">
            <text:p>-1000000000000000.00000</text:p>
          </table:table-cell>
          <table:table-cell table:style-name="ce4" table:formula="oooc:=INT([.A72])" office:value-type="float" office:value="-1E+015">
            <text:p>-1000000000000000.00000</text:p>
          </table:table-cell>
          <table:table-cell table:formula="oooc:=[.C70]*10" office:value-type="float" office:value="-1E+015">
            <text:p>-1.00E+15</text:p>
          </table:table-cell>
          <table:table-cell/>
          <table:table-cell table:style-name="ce4" office:value-type="float" office:value="-1E+015">
            <text:p>-1000000000000000.00000</text:p>
          </table:table-cell>
          <table:table-cell table:formula="oooc:=[.A72]=[.B72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73]" office:value-type="float" office:value="-1E+015">
            <text:p>-1000000000000000.00000</text:p>
          </table:table-cell>
          <table:table-cell table:style-name="ce4" table:formula="oooc:=INT([.A73])" office:value-type="float" office:value="-1E+015">
            <text:p>-1000000000000000.00000</text:p>
          </table:table-cell>
          <table:table-cell table:formula="oooc:=[.C71]*10" office:value-type="float" office:value="-1E+015">
            <text:p>-1.00E+15</text:p>
          </table:table-cell>
          <table:table-cell/>
          <table:table-cell table:style-name="ce4" office:value-type="float" office:value="-1E+015">
            <text:p>-1000000000000000.00000</text:p>
          </table:table-cell>
          <table:table-cell table:formula="oooc:=[.A73]=[.B73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74]" office:value-type="float" office:value="-1E+016">
            <text:p>-10000000000000000.00000</text:p>
          </table:table-cell>
          <table:table-cell table:style-name="ce4" table:formula="oooc:=INT([.A74])" office:value-type="float" office:value="-1E+016">
            <text:p>-10000000000000000.00000</text:p>
          </table:table-cell>
          <table:table-cell table:formula="oooc:=[.C72]*10" office:value-type="float" office:value="-1E+016">
            <text:p>-1.00E+16</text:p>
          </table:table-cell>
          <table:table-cell/>
          <table:table-cell table:style-name="ce4" office:value-type="float" office:value="-1E+016">
            <text:p>-10000000000000000.00000</text:p>
          </table:table-cell>
          <table:table-cell table:formula="oooc:=[.A74]=[.B74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75]" office:value-type="float" office:value="-1E+016">
            <text:p>-10000000000000000.00000</text:p>
          </table:table-cell>
          <table:table-cell table:style-name="ce4" table:formula="oooc:=INT([.A75])" office:value-type="float" office:value="-1E+016">
            <text:p>-10000000000000000.00000</text:p>
          </table:table-cell>
          <table:table-cell table:formula="oooc:=[.C73]*10" office:value-type="float" office:value="-1E+016">
            <text:p>-1.00E+16</text:p>
          </table:table-cell>
          <table:table-cell/>
          <table:table-cell table:style-name="ce4" office:value-type="float" office:value="-1E+016">
            <text:p>-10000000000000000.00000</text:p>
          </table:table-cell>
          <table:table-cell table:formula="oooc:=[.A75]=[.B75]" office:value-type="boolean" office:boolean-value="true">
            <text:p>TRUE</text:p>
          </table:table-cell>
        </table:table-row>
        <table:table-row table:style-name="ro1">
          <table:table-cell table:style-name="ce2" table:formula="oooc:=[.A$2]*[.C76]" office:value-type="float" office:value="-1E+017">
            <text:p>-100000000000000000.00000</text:p>
          </table:table-cell>
          <table:table-cell table:style-name="ce4" table:formula="oooc:=INT([.A76])" office:value-type="float" office:value="-1E+017">
            <text:p>-100000000000000000.00000</text:p>
          </table:table-cell>
          <table:table-cell table:formula="oooc:=[.C74]*10" office:value-type="float" office:value="-1E+017">
            <text:p>-1.00E+17</text:p>
          </table:table-cell>
          <table:table-cell/>
          <table:table-cell table:style-name="ce4" office:value-type="float" office:value="-1E+017">
            <text:p>-100000000000000000.00000</text:p>
          </table:table-cell>
          <table:table-cell table:formula="oooc:=[.A76]=[.B76]" office:value-type="boolean" office:boolean-value="true">
            <text:p>TRUE</text:p>
          </table:table-cell>
        </table:table-row>
        <table:table-row table:style-name="ro1">
          <table:table-cell table:style-name="ce2" table:formula="oooc:=[.A$3]*[.C77]" office:value-type="float" office:value="-1E+017">
            <text:p>-100000000000000000.00000</text:p>
          </table:table-cell>
          <table:table-cell table:style-name="ce4" table:formula="oooc:=INT([.A77])" office:value-type="float" office:value="-1E+017">
            <text:p>-100000000000000000.00000</text:p>
          </table:table-cell>
          <table:table-cell table:formula="oooc:=[.C75]*10" office:value-type="float" office:value="-1E+017">
            <text:p>-1.00E+17</text:p>
          </table:table-cell>
          <table:table-cell/>
          <table:table-cell table:style-name="ce4" office:value-type="float" office:value="-1E+017">
            <text:p>-100000000000000000.00000</text:p>
          </table:table-cell>
          <table:table-cell table:formula="oooc:=[.A77]=[.B77]" office:value-type="boolean" office:boolean-value="true">
            <text:p>TRUE</text:p>
          </table:table-cell>
        </table:table-row>
        <table:table-row table:style-name="ro2" table:number-rows-repeated="6545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umberland AMT" svg:font-family="'Cumberland AMT', Cumberland, 'Courier New', 'Nimbus Mono L', 'DejaVu Sans Mono', Courier, 'Lucida Sans Typewriter', 'Lucida Typewriter', Monaco, Monospaced" style:font-family-generic="modern" style:font-pitch="fixed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ja" style:country-asian="JP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7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6">03/06/2008</text:date>, <text:time>13:4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300m1$Build-9277</meta:generator>
    <meta:initial-creator>Kohei Yoshida</meta:initial-creator>
    <meta:creation-date>2007-09-14T16:35:39</meta:creation-date>
    <dc:creator>Kohei Yoshida</dc:creator>
    <dc:date>2008-03-06T13:40:17</dc:date>
    <meta:editing-cycles>19</meta:editing-cycles>
    <meta:editing-duration>PT00H12M42S</meta:editing-duration>
    <meta:document-statistic meta:table-count="3" meta:cell-count="372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